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9966" draw:textarea-horizontal-align="justify" draw:textarea-vertical-align="middle" draw:auto-grow-height="false"/>
    </style:style>
    <style:style style:name="gr4" style:family="graphic" style:parent-style-name="standard">
      <style:graphic-properties draw:fill-color="#ffffff" draw:textarea-horizontal-align="justify" draw:textarea-vertical-align="middle" draw:auto-grow-height="false" fo:min-height="0cm" fo:min-width="0cm" fo:wrap-option="no-wrap"/>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draw:marker-start="" draw:marker-end="" draw:marker-end-width="0.3cm" draw:fill="none" draw:textarea-vertical-align="middle"/>
    </style:style>
    <style:style style:name="gr10" style:family="graphic" style:parent-style-name="objectwithoutfill">
      <style:graphic-properties draw:marker-end=""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167cm"/>
    </style:style>
    <style:style style:name="gr12" style:family="graphic" style:parent-style-name="standard">
      <style:graphic-properties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3.28cm" fo:min-width="0cm"/>
    </style:style>
    <style:style style:name="P1" style:family="paragraph">
      <style:paragraph-properties fo:text-align="center"/>
    </style:style>
    <style:style style:name="P2" style:family="paragraph">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3.556cm" svg:height="2.54cm" svg:x="5.064cm" svg:y="5.064cm">
          <text:p text:style-name="P1">GitLab</text:p>
          <text:p text:style-name="P1">Rail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3.81cm" svg:height="1.27cm" svg:x="5.953cm" svg:y="2.932cm">
          <text:p text:style-name="P1">Unicorn</text:p>
          <draw:enhanced-geometry svg:viewBox="0 0 21600 21600" draw:type="rectangle" draw:enhanced-path="M 0 0 L 21600 0 21600 21600 0 21600 0 0 Z N"/>
        </draw:custom-shape>
        <draw:custom-shape draw:style-name="gr3" draw:text-style-name="P1" xml:id="id9" draw:id="id9" draw:layer="layout" svg:width="4.064cm" svg:height="2.032cm" svg:x="1.254cm" svg:y="2.397cm">
          <text:p text:style-name="P1">Postgre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2" draw:id="id2" draw:layer="layout" svg:width="5.08cm" svg:height="1.524cm" svg:x="1.635cm" svg:y="8.112cm">
          <text:p text:style-name="P1">Sidekiq queu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1" xml:id="id1" draw:id="id1" draw:layer="layout" svg:width="3.937cm" svg:height="4.572cm" svg:x="2.243cm" svg:y="11.922cm">
          <text:p text:style-name="P1">Redis</text:p>
          <text:p text:style-name="P1">(jobs,</text:p>
          <text:p text:style-name="P1">cache,</text:p>
          <text:p text:style-name="P1">sessio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5" draw:id="id5" draw:layer="layout" svg:width="4.953cm" svg:height="2.794cm" svg:x="9.763cm" svg:y="13.573cm">
          <text:p text:style-name="P1">gitlab-she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3.556cm" svg:height="2.032cm" svg:x="16.367cm" svg:y="14.589cm">
          <text:p text:style-name="P1">SS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6" draw:id="id6" draw:layer="layout" svg:width="7.747cm" svg:height="1.143cm" svg:x="9.636cm" svg:y="17.002cm">
          <text:p text:style-name="P1">~git/.ssh/authorized_keys</text:p>
          <draw:enhanced-geometry svg:viewBox="0 0 21600 21600" draw:type="rectangle" draw:enhanced-path="M 0 0 L 21600 0 21600 21600 0 21600 0 0 Z N"/>
        </draw:custom-shape>
        <draw:custom-shape draw:style-name="gr4" draw:text-style-name="P1" xml:id="id12" draw:id="id12" draw:layer="layout" svg:width="3.683cm" svg:height="3.429cm" svg:x="16.494cm" svg:y="1.408cm">
          <text:p text:style-name="P1">Web</text:p>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4.212cm" svg:y1="11.922cm" svg:x2="4.175cm" svg:y2="9.636cm" draw:start-shape="id1" draw:start-glue-point="5" draw:end-shape="id2" draw:end-glue-point="6" svg:d="M4212 11922v-1142h-37v-1144" svg:viewBox="0 0 38 2287">
          <text:p/>
        </draw:connector>
        <draw:connector draw:style-name="gr6" draw:text-style-name="P1" draw:layer="layout" svg:x1="4.175cm" svg:y1="8.112cm" svg:x2="5.584cm" svg:y2="7.232cm" draw:start-shape="id2" draw:start-glue-point="4" draw:end-shape="id3" draw:end-glue-point="7" svg:d="M4175 8112v-253h1409v-627" svg:viewBox="0 0 1410 881">
          <text:p/>
        </draw:connector>
        <draw:connector draw:style-name="gr6" draw:text-style-name="P1" draw:layer="layout" svg:x1="6.842cm" svg:y1="5.064cm" svg:x2="7.858cm" svg:y2="4.202cm" draw:start-shape="id3" draw:start-glue-point="4" draw:end-shape="id4" draw:end-glue-point="2" svg:d="M6842 5064v-431h1016v-431" svg:viewBox="0 0 1017 863">
          <text:p/>
        </draw:connector>
        <draw:custom-shape draw:style-name="gr5" draw:text-style-name="P1" xml:id="id13" draw:id="id13" draw:layer="layout" svg:width="5.207cm" svg:height="1.016cm" svg:x="7.985cm" svg:y="9.382cm">
          <text:p text:style-name="P1">~git/repositories</text:p>
          <draw:enhanced-geometry svg:viewBox="0 0 21600 21600" draw:type="rectangle" draw:enhanced-path="M 0 0 L 21600 0 21600 21600 0 21600 0 0 Z N"/>
        </draw:custom-shape>
        <draw:connector draw:style-name="gr6" draw:text-style-name="P1" draw:layer="layout" svg:x1="6.842cm" svg:y1="7.604cm" svg:x2="10.488cm" svg:y2="13.982cm" draw:start-shape="id3" draw:start-glue-point="8" draw:end-shape="id5" draw:end-glue-point="5" svg:d="M6842 7604v2985h3646v3393" svg:viewBox="0 0 3647 6379">
          <text:p/>
        </draw:connector>
        <draw:line draw:style-name="gr7" draw:text-style-name="P1" draw:layer="layout" svg:x1="9.763cm" svg:y1="15.097cm" svg:x2="6.207cm" svg:y2="15.097cm">
          <text:p/>
        </draw:line>
        <draw:frame draw:style-name="gr8" draw:layer="layout" svg:width="3.812cm" svg:height="0.962cm" svg:x="6.232cm" svg:y="15.151cm">
          <draw:text-box>
            <text:p>Submit jobs</text:p>
          </draw:text-box>
        </draw:frame>
        <draw:line draw:style-name="gr9" draw:text-style-name="P1" draw:layer="layout" svg:x1="12.303cm" svg:y1="13.573cm" svg:x2="12.303cm" svg:y2="10.398cm">
          <text:p/>
        </draw:line>
        <draw:line draw:style-name="gr10" draw:text-style-name="P1" draw:layer="layout" svg:x1="14.208cm" svg:y1="14.081cm" svg:x2="18.399cm" svg:y2="4.81cm">
          <text:p/>
        </draw:line>
        <draw:connector draw:style-name="gr6" draw:text-style-name="P1" draw:layer="layout" svg:x1="12.24cm" svg:y1="16.367cm" svg:x2="13.509cm" svg:y2="17.002cm" draw:start-shape="id5" draw:start-glue-point="8" draw:end-shape="id6" draw:end-glue-point="0" svg:d="M12240 16367v318h1269v317" svg:viewBox="0 0 1270 636">
          <text:p/>
        </draw:connector>
        <draw:connector draw:style-name="gr6" draw:text-style-name="P1" draw:layer="layout" svg:x1="17.383cm" svg:y1="17.573cm" svg:x2="18.145cm" svg:y2="16.621cm" draw:start-shape="id6" draw:start-glue-point="1" draw:end-shape="id7" draw:end-glue-point="2" svg:d="M17383 17573h762v-952" svg:viewBox="0 0 763 953">
          <text:p/>
        </draw:connector>
        <draw:frame draw:style-name="gr11" draw:layer="layout" svg:width="4.474cm" svg:height="1.673cm" draw:transform="rotate (1.12119951148116) translate (15.588cm 11.871cm)">
          <draw:text-box>
            <text:p>Authorization</text:p>
            <text:p>Query API</text:p>
          </draw:text-box>
        </draw:frame>
        <draw:custom-shape draw:style-name="gr5" draw:text-style-name="P1" xml:id="id8" draw:id="id8" draw:layer="layout" svg:width="5.334cm" svg:height="1.016cm" svg:x="10.398cm" svg:y="8.112cm">
          <text:p text:style-name="P1">~git/gitlab/public</text:p>
          <draw:enhanced-geometry svg:viewBox="0 0 21600 21600" draw:type="rectangle" draw:enhanced-path="M 0 0 L 21600 0 21600 21600 0 21600 0 0 Z N"/>
        </draw:custom-shape>
        <draw:connector draw:style-name="gr6" draw:text-style-name="P1" draw:layer="layout" svg:x1="8.62cm" svg:y1="6.334cm" svg:x2="10.398cm" svg:y2="8.62cm" draw:start-shape="id3" draw:start-glue-point="10" draw:end-shape="id8" draw:end-glue-point="3" svg:d="M8620 6334h890v2286h888" svg:viewBox="0 0 1779 2287">
          <text:p/>
        </draw:connector>
        <draw:line draw:style-name="gr9" draw:text-style-name="P1" draw:layer="layout" svg:x1="17.764cm" svg:y1="4.556cm" svg:x2="12.557cm" svg:y2="8.112cm">
          <text:p/>
        </draw:line>
        <draw:frame draw:style-name="gr8" draw:text-style-name="P2" draw:layer="layout" svg:width="5.646cm" svg:height="0.962cm" draw:transform="rotate (0.589223155473286) translate (12.43cm 7.058cm)">
          <draw:text-box>
            <text:p text:style-name="P2"><text:span text:style-name="T1">Read attachments</text:span></text:p>
          </draw:text-box>
        </draw:frame>
        <draw:custom-shape draw:style-name="gr5" draw:text-style-name="P1" xml:id="id10" draw:id="id10" draw:layer="layout" svg:width="6.223cm" svg:height="1.143cm" svg:x="4.429cm" svg:y="18.653cm">
          <text:p text:style-name="P1">~git/gitlab-satellites</text:p>
          <draw:enhanced-geometry svg:viewBox="0 0 21600 21600" draw:type="rectangle" draw:enhanced-path="M 0 0 L 21600 0 21600 21600 0 21600 0 0 Z N"/>
        </draw:custom-shape>
        <draw:connector draw:style-name="gr6" draw:text-style-name="P1" draw:layer="layout" svg:x1="5.584cm" svg:y1="5.436cm" svg:x2="5.318cm" svg:y2="3.413cm" draw:start-shape="id3" draw:start-glue-point="5" draw:end-shape="id9" draw:end-glue-point="8" svg:d="M5584 5436v-2023h-266" svg:viewBox="0 0 267 2024">
          <text:p/>
        </draw:connector>
        <draw:connector draw:style-name="gr6" draw:text-style-name="P1" draw:layer="layout" draw:line-skew="-2.673cm" svg:x1="5.064cm" svg:y1="6.334cm" svg:x2="4.429cm" svg:y2="19.224cm" draw:start-shape="id3" draw:start-glue-point="6" draw:end-shape="id10" draw:end-glue-point="3" svg:d="M5064 6334h-3810v12890h3175" svg:viewBox="0 0 3811 12891">
          <text:p/>
        </draw:connector>
        <draw:connector draw:style-name="gr6" draw:text-style-name="P1" draw:layer="layout" svg:x1="9.763cm" svg:y1="3.567cm" svg:x2="10.779cm" svg:y2="3.294cm" draw:start-shape="id4" draw:start-glue-point="1" draw:end-shape="id11" draw:end-glue-point="3" svg:d="M9763 3567h508v-273h508" svg:viewBox="0 0 1017 274">
          <text:p/>
        </draw:connector>
        <draw:connector draw:style-name="gr6" draw:text-style-name="P1" draw:layer="layout" svg:x1="14.589cm" svg:y1="3.294cm" svg:x2="16.494cm" svg:y2="3.122cm" draw:start-shape="id11" draw:start-glue-point="1" draw:end-shape="id12" draw:end-glue-point="3" svg:d="M14589 3294h952v-172h953" svg:viewBox="0 0 1906 173">
          <text:p/>
        </draw:connector>
        <draw:g>
          <draw:custom-shape draw:style-name="gr2" draw:text-style-name="P1" draw:layer="layout" svg:width="8.636cm" svg:height="0.889cm" svg:x="10.987cm" svg:y="18.653cm">
            <text:p text:style-name="P1">Default Color Key</text:p>
            <draw:enhanced-geometry svg:viewBox="0 0 21600 21600" draw:type="rectangle" draw:enhanced-path="M 0 0 L 21600 0 21600 21600 0 21600 0 0 Z N"/>
          </draw:custom-shape>
          <draw:custom-shape draw:style-name="gr5" draw:text-style-name="P1" draw:layer="layout" svg:width="8.636cm" svg:height="0.889cm" svg:x="10.987cm" svg:y="21.32cm">
            <text:p text:style-name="P1">Filesystem paths</text:p>
            <draw:enhanced-geometry svg:viewBox="0 0 21600 21600" draw:type="rectangle" draw:enhanced-path="M 0 0 L 21600 0 21600 21600 0 21600 0 0 Z N"/>
          </draw:custom-shape>
          <draw:custom-shape draw:style-name="gr3" draw:text-style-name="P1" draw:layer="layout" svg:width="8.636cm" svg:height="0.889cm" svg:x="10.987cm" svg:y="20.431cm">
            <text:p text:style-name="P1">Data stores</text:p>
            <draw:enhanced-geometry svg:viewBox="0 0 21600 21600" draw:type="rectangle" draw:enhanced-path="M 0 0 L 21600 0 21600 21600 0 21600 0 0 Z N"/>
          </draw:custom-shape>
          <draw:custom-shape draw:style-name="gr1" draw:text-style-name="P1" draw:layer="layout" svg:width="8.636cm" svg:height="0.889cm" svg:x="10.987cm" svg:y="19.542cm">
            <text:p text:style-name="P1">Core logic</text:p>
            <draw:enhanced-geometry svg:viewBox="0 0 21600 21600" draw:type="rectangle" draw:enhanced-path="M 0 0 L 21600 0 21600 21600 0 21600 0 0 Z N"/>
          </draw:custom-shape>
          <draw:custom-shape draw:style-name="gr12" draw:text-style-name="P1" draw:layer="layout" svg:width="8.636cm" svg:height="1.016cm" svg:x="10.987cm" svg:y="22.209cm">
            <text:p text:style-name="P1">(white cloud) Public service</text:p>
            <draw:enhanced-geometry svg:viewBox="0 0 21600 21600" draw:type="rectangle" draw:enhanced-path="M 0 0 L 21600 0 21600 21600 0 21600 0 0 Z N"/>
          </draw:custom-shape>
        </draw:g>
        <draw:frame draw:style-name="gr8" draw:layer="layout" svg:width="4.994cm" svg:height="3.806cm" svg:x="6.83cm" svg:y="10.498cm">
          <draw:text-box>
            <text:p>Rails access to</text:p>
            <text:p>~git/repositories</text:p>
            <text:p>for writing</text:p>
            <text:p>exclusively via</text:p>
            <text:p>gitlab-shell</text:p>
          </draw:text-box>
        </draw:frame>
        <draw:connector draw:style-name="gr6" draw:text-style-name="P1" draw:layer="layout" svg:x1="8.1cm" svg:y1="7.232cm" svg:x2="7.985cm" svg:y2="9.89cm" draw:start-shape="id3" draw:start-glue-point="9" draw:end-shape="id13" draw:end-glue-point="3" svg:d="M8100 7232v1262h-617v1396h502" svg:viewBox="0 0 618 2659">
          <text:p/>
        </draw:connector>
        <draw:frame draw:style-name="gr8" draw:layer="layout" svg:width="2.856cm" svg:height="0.962cm" svg:x="7.034cm" svg:y="8.493cm">
          <draw:text-box>
            <text:p>Reading</text:p>
          </draw:text-box>
        </draw:frame>
        <draw:frame draw:style-name="gr8" draw:layer="layout" svg:width="3.956cm" svg:height="1.673cm" svg:x="8.728cm" svg:y="6.312cm">
          <draw:text-box>
            <text:p>Write</text:p>
            <text:p>attachments</text:p>
          </draw:text-box>
        </draw:frame>
        <draw:connector draw:style-name="gr6" draw:text-style-name="P1" draw:layer="layout" draw:line-skew="-0.16cm" svg:x1="5.064cm" svg:y1="6.334cm" svg:x2="2.243cm" svg:y2="14.208cm" draw:start-shape="id3" draw:start-glue-point="6" draw:end-shape="id1" draw:end-glue-point="6" svg:d="M5064 6334h-3483v7874h662" svg:viewBox="0 0 3484 7875">
          <text:p/>
        </draw:connector>
        <draw:frame draw:style-name="gr13" draw:layer="layout" svg:width="4.151cm" svg:height="3.53cm" svg:x="1.254cm" svg:y="18.399cm">
          <draw:text-box>
            <text:p>Read and</text:p>
            <text:p>write for</text:p>
            <text:p>Web editor &amp;</text:p>
            <text:p>Automerge</text:p>
          </draw:text-box>
        </draw:frame>
        <draw:custom-shape draw:style-name="gr2" draw:text-style-name="P1" xml:id="id11" draw:id="id11" draw:layer="layout" svg:width="3.81cm" svg:height="1.27cm" svg:x="10.779cm" svg:y="2.659cm">
          <text:p text:style-name="P1">Nginx</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24T09:32:09</meta:creation-date>
    <dc:date>2014-07-10T23:33:33.017734429</dc:date>
    <meta:editing-duration>PT20M45S</meta:editing-duration>
    <meta:editing-cycles>19</meta:editing-cycles>
    <meta:generator>LibreOffice/4.2.4.2$Linux_X86_64 LibreOffice_project/420m0$Build-2</meta:generator>
    <meta:document-statistic meta:object-count="43"/>
  </office:meta>
</office:document-meta>
</file>